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textFactory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rolBeanContextFactory.instantiate( org . apache . beehive . controls . api . bean . ControlBean control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ContextFactoryProvider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xtBeanContextServicesFactory.instantiate( ControlBeanContext control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xtFactory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extFactoryProvider.WebContextFactory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extFactoryProvider.getService( BeanContextServices bcs , Object requestor , Class serviceClass , Object servic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